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7000000B78D86B71DD0A01297.jpg" manifest:media-type="image/jpeg"/>
  <manifest:file-entry manifest:full-path="Pictures/10000000000001EE000002CEEFE594AD110F70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6cm" fo:min-width="0.49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standard">
      <style:graphic-properties draw:stroke="none" svg:stroke-color="#000000" draw:fill="none" draw:fill-color="#ffffff" fo:min-height="0.623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28cm" fo:min-width="0.42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36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87cm" svg:height="11.9cm" svg:x="4.313cm" svg:y="2.7cm">
          <draw:image xlink:href="Pictures/10000000000001EE000002CEEFE594AD110F70B0.png" xlink:type="simple" xlink:show="embed" xlink:actuate="onLoad">
            <text:p/>
          </draw:image>
        </draw:frame>
        <draw:frame draw:style-name="gr1" draw:text-style-name="P1" draw:layer="layout" svg:width="3.514cm" svg:height="5.404cm" svg:x="19cm" svg:y="9.2cm">
          <draw:image xlink:href="Pictures/1000000000000077000000B78D86B71DD0A01297.jpg" xlink:type="simple" xlink:show="embed" xlink:actuate="onLoad">
            <text:p/>
          </draw:image>
        </draw:frame>
        <draw:frame draw:style-name="gr2" draw:text-style-name="P2" draw:layer="layout" svg:width="1.7cm" svg:height="0.7cm" svg:x="22.4cm" svg:y="9.9cm">
          <draw:text-box>
            <text:p><text:span text:style-name="T1">VMOT</text:span></text:p>
          </draw:text-box>
        </draw:frame>
        <draw:frame draw:style-name="gr2" draw:text-style-name="P2" draw:layer="layout" svg:width="1.7cm" svg:height="0.7cm" svg:x="22.3cm" svg:y="10.5cm">
          <draw:text-box>
            <text:p><text:span text:style-name="T1">GND</text:span></text:p>
          </draw:text-box>
        </draw:frame>
        <draw:frame draw:style-name="gr2" draw:text-style-name="P2" draw:layer="layout" svg:width="1.7cm" svg:height="0.7cm" svg:x="22.4cm" svg:y="13.9cm">
          <draw:text-box>
            <text:p><text:span text:style-name="T1">GND</text:span></text:p>
          </draw:text-box>
        </draw:frame>
        <draw:frame draw:style-name="gr2" draw:text-style-name="P2" draw:layer="layout" svg:width="1.7cm" svg:height="0.7cm" svg:x="22.4cm" svg:y="13.3cm">
          <draw:text-box>
            <text:p><text:span text:style-name="T1">FAULT</text:span></text:p>
          </draw:text-box>
        </draw:frame>
        <draw:frame draw:style-name="gr2" draw:text-style-name="P2" draw:layer="layout" svg:width="1.7cm" svg:height="0.7cm" svg:x="22.3cm" svg:y="11.1cm">
          <draw:text-box>
            <text:p><text:span text:style-name="T1">B2</text:span></text:p>
          </draw:text-box>
        </draw:frame>
        <draw:frame draw:style-name="gr2" draw:text-style-name="P2" draw:layer="layout" svg:width="1.7cm" svg:height="0.7cm" svg:x="22.3cm" svg:y="11.6cm">
          <draw:text-box>
            <text:p><text:span text:style-name="T1">B1</text:span></text:p>
          </draw:text-box>
        </draw:frame>
        <draw:frame draw:style-name="gr2" draw:text-style-name="P2" draw:layer="layout" svg:width="1.7cm" svg:height="0.7cm" svg:x="22.3cm" svg:y="12.2cm">
          <draw:text-box>
            <text:p><text:span text:style-name="T1">A1</text:span></text:p>
          </draw:text-box>
        </draw:frame>
        <draw:frame draw:style-name="gr2" draw:text-style-name="P2" draw:layer="layout" svg:width="1.7cm" svg:height="0.7cm" svg:x="22.3cm" svg:y="12.7cm">
          <draw:text-box>
            <text:p><text:span text:style-name="T1">A2</text:span></text:p>
          </draw:text-box>
        </draw:frame>
        <draw:frame draw:style-name="gr2" draw:text-style-name="P2" draw:layer="layout" svg:width="2cm" svg:height="0.7cm" svg:x="17.2cm" svg:y="10cm">
          <draw:text-box>
            <text:p><text:span text:style-name="T1">ENABLE</text:span></text:p>
          </draw:text-box>
        </draw:frame>
        <draw:frame draw:style-name="gr2" draw:text-style-name="P2" draw:layer="layout" svg:width="2cm" svg:height="0.7cm" svg:x="17.4cm" svg:y="12.2cm">
          <draw:text-box>
            <text:p><text:span text:style-name="T1">RESET</text:span></text:p>
          </draw:text-box>
        </draw:frame>
        <draw:frame draw:style-name="gr2" draw:text-style-name="P2" draw:layer="layout" svg:width="2cm" svg:height="0.7cm" svg:x="17.4cm" svg:y="12.7cm">
          <draw:text-box>
            <text:p><text:span text:style-name="T1">SLEEP</text:span></text:p>
          </draw:text-box>
        </draw:frame>
        <draw:frame draw:style-name="gr2" draw:text-style-name="P2" draw:layer="layout" svg:width="2cm" svg:height="0.7cm" svg:x="17.7cm" svg:y="13.3cm">
          <draw:text-box>
            <text:p><text:span text:style-name="T1">STEP</text:span></text:p>
          </draw:text-box>
        </draw:frame>
        <draw:frame draw:style-name="gr2" draw:text-style-name="P2" draw:layer="layout" svg:width="2cm" svg:height="0.7cm" svg:x="18cm" svg:y="13.8cm">
          <draw:text-box>
            <text:p><text:span text:style-name="T1">DIR</text:span></text:p>
          </draw:text-box>
        </draw:frame>
        <draw:frame draw:style-name="gr2" draw:text-style-name="P2" draw:layer="layout" svg:width="2cm" svg:height="0.7cm" svg:x="17.2cm" svg:y="10.5cm">
          <draw:text-box>
            <text:p><text:span text:style-name="T1">MODE 0</text:span></text:p>
          </draw:text-box>
        </draw:frame>
        <draw:frame draw:style-name="gr2" draw:text-style-name="P2" draw:layer="layout" svg:width="2cm" svg:height="0.7cm" svg:x="17.2cm" svg:y="11cm">
          <draw:text-box>
            <text:p><text:span text:style-name="T1">MODE 1</text:span></text:p>
          </draw:text-box>
        </draw:frame>
        <draw:frame draw:style-name="gr2" draw:text-style-name="P2" draw:layer="layout" svg:width="2cm" svg:height="0.7cm" svg:x="17.2cm" svg:y="11.6cm">
          <draw:text-box>
            <text:p><text:span text:style-name="T1">MODE 2</text:span></text:p>
          </draw:text-box>
        </draw:frame>
        <draw:custom-shape draw:style-name="gr3" draw:text-style-name="P3" draw:layer="layout" svg:width="0.5cm" svg:height="0.5cm" svg:x="26.4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6.45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6.45cm" svg:y="1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6.4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6.4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6.4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3.1cm" svg:y1="11.364cm" svg:x2="26.5cm" svg:y2="11.364cm">
          <text:p/>
        </draw:line>
        <draw:line draw:style-name="gr4" draw:text-style-name="P1" draw:layer="layout" svg:x1="23cm" svg:y1="11.8cm" svg:x2="26.5cm" svg:y2="12.5cm">
          <text:p/>
        </draw:line>
        <draw:line draw:style-name="gr4" draw:text-style-name="P1" draw:layer="layout" svg:x1="23.1cm" svg:y1="12.5cm" svg:x2="26.5cm" svg:y2="15.2cm">
          <text:p/>
        </draw:line>
        <draw:line draw:style-name="gr4" draw:text-style-name="P1" draw:layer="layout" svg:x1="23.2cm" svg:y1="13cm" svg:x2="26.4cm" svg:y2="13.9cm">
          <text:p/>
        </draw:line>
        <draw:frame draw:style-name="gr5" draw:text-style-name="P4" draw:layer="layout" svg:width="4cm" svg:height="1.2cm" svg:x="25.3cm" svg:y="9.6cm">
          <draw:text-box>
            <text:p>Motor coils</text:p>
          </draw:text-box>
        </draw:frame>
        <draw:frame draw:style-name="gr6" draw:text-style-name="P4" draw:layer="layout" svg:width="1.3cm" svg:height="1cm" svg:x="27.2cm" svg:y="3.6cm">
          <draw:text-box>
            <text:p>0V</text:p>
          </draw:text-box>
        </draw:frame>
        <draw:frame draw:style-name="gr7" draw:text-style-name="P4" draw:layer="layout" svg:width="1.7cm" svg:height="1.4cm" svg:x="27.1cm" svg:y="2.1cm">
          <draw:text-box>
            <text:p>12V</text:p>
          </draw:text-box>
        </draw:frame>
        <draw:custom-shape draw:style-name="gr8" draw:text-style-name="P5" draw:layer="layout" svg:width="0.5cm" svg:height="0.5cm" svg:x="25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5cm" svg:y1="4cm" svg:x2="26.4cm" svg:y2="4.1cm">
          <text:p/>
        </draw:line>
        <draw:line draw:style-name="gr4" draw:text-style-name="P1" draw:layer="layout" svg:x1="25.628cm" svg:y1="5.7cm" svg:x2="25.628cm" svg:y2="4.1cm">
          <text:p/>
        </draw:line>
        <draw:line draw:style-name="gr4" draw:text-style-name="P1" draw:layer="layout" svg:x1="24.6cm" svg:y1="4.1cm" svg:x2="24.6cm" svg:y2="10.5cm">
          <text:p/>
        </draw:line>
        <draw:line draw:style-name="gr4" draw:text-style-name="P1" draw:layer="layout" svg:x1="23.5cm" svg:y1="10.8cm" svg:x2="24.6cm" svg:y2="10.5cm">
          <text:p/>
        </draw:line>
        <draw:line draw:style-name="gr4" draw:text-style-name="P1" draw:layer="layout" svg:x1="22.7cm" svg:y1="15.4cm" svg:x2="24.5cm" svg:y2="15.4cm">
          <text:p/>
        </draw:line>
        <draw:line draw:style-name="gr4" draw:text-style-name="P1" draw:layer="layout" svg:x1="23.7cm" svg:y1="14.2cm" svg:x2="24.5cm" svg:y2="14.2cm">
          <text:p/>
        </draw:line>
        <draw:line draw:style-name="gr4" draw:text-style-name="P1" draw:layer="layout" svg:x1="24.5cm" svg:y1="14.2cm" svg:x2="24.5cm" svg:y2="15.4cm">
          <text:p/>
        </draw:line>
        <draw:line draw:style-name="gr4" draw:text-style-name="P1" draw:layer="layout" svg:x1="4.5cm" svg:y1="13.7cm" svg:x2="4.1cm" svg:y2="13.7cm">
          <text:p/>
        </draw:line>
        <draw:line draw:style-name="gr4" draw:text-style-name="P1" draw:layer="layout" svg:x1="23.8cm" svg:y1="10.2cm" svg:x2="24.2cm" svg:y2="9.8cm">
          <text:p/>
        </draw:line>
        <draw:line draw:style-name="gr4" draw:text-style-name="P1" draw:layer="layout" svg:x1="24.2cm" svg:y1="9.8cm" svg:x2="24.2cm" svg:y2="8.9cm">
          <text:p/>
        </draw:line>
        <draw:line draw:style-name="gr4" draw:text-style-name="P1" draw:layer="layout" svg:x1="4.3cm" svg:y1="3.2cm" svg:x2="3.2cm" svg:y2="3.2cm">
          <text:p/>
        </draw:line>
        <draw:line draw:style-name="gr4" draw:text-style-name="P1" draw:layer="layout" svg:x1="23cm" svg:y1="2.6cm" svg:x2="23cm" svg:y2="8.9cm">
          <text:p/>
        </draw:line>
        <draw:line draw:style-name="gr4" draw:text-style-name="P1" draw:layer="layout" svg:x1="19.2cm" svg:y1="2.6cm" svg:x2="26.5cm" svg:y2="2.6cm">
          <text:p/>
        </draw:line>
        <draw:line draw:style-name="gr4" draw:text-style-name="P1" draw:layer="layout" svg:x1="12.3cm" svg:y1="14.2cm" svg:x2="17.8cm" svg:y2="14.2cm">
          <text:p/>
        </draw:line>
        <draw:line draw:style-name="gr4" draw:text-style-name="P1" draw:layer="layout" svg:x1="12.3cm" svg:y1="13.7cm" svg:x2="17.7cm" svg:y2="13.7cm">
          <text:p/>
        </draw:line>
        <draw:line draw:style-name="gr4" draw:text-style-name="P1" draw:layer="layout" svg:x1="12.6cm" svg:y1="12.8cm" svg:x2="17.4cm" svg:y2="13cm">
          <text:p/>
        </draw:line>
        <draw:line draw:style-name="gr4" draw:text-style-name="P1" draw:layer="layout" svg:x1="12.6cm" svg:y1="12.3cm" svg:x2="17.4cm" svg:y2="12.5cm">
          <text:p/>
        </draw:line>
        <draw:line draw:style-name="gr4" draw:text-style-name="P1" draw:layer="layout" svg:x1="12.6cm" svg:y1="11.8cm" svg:x2="17.2cm" svg:y2="11.9cm">
          <text:p/>
        </draw:line>
        <draw:line draw:style-name="gr4" draw:text-style-name="P1" draw:layer="layout" svg:x1="12.3cm" svg:y1="11.3cm" svg:x2="17.3cm" svg:y2="11.3cm">
          <text:p/>
        </draw:line>
        <draw:line draw:style-name="gr4" draw:text-style-name="P1" draw:layer="layout" svg:x1="12.6cm" svg:y1="10.4cm" svg:x2="17.3cm" svg:y2="10.8cm">
          <text:p/>
        </draw:line>
        <draw:line draw:style-name="gr4" draw:text-style-name="P1" draw:layer="layout" svg:x1="12.6cm" svg:y1="9.4cm" svg:x2="17.3cm" svg:y2="10.3cm">
          <text:p/>
        </draw:line>
        <draw:custom-shape draw:style-name="gr9" draw:text-style-name="P5" draw:layer="layout" svg:width="0.5cm" svg:height="0.6cm" svg:x="9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0.5cm" svg:height="0.6cm" svg:x="14.2cm" svg:y="1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0.5cm" svg:height="0.6cm" svg:x="25.4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3cm" svg:y1="7.3cm" svg:x2="23.5cm" svg:y2="7.3cm">
          <text:p/>
        </draw:line>
        <draw:line draw:style-name="gr4" draw:text-style-name="P1" draw:layer="layout" svg:x1="23.9cm" svg:y1="7.3cm" svg:x2="24.6cm" svg:y2="7.3cm">
          <text:p/>
        </draw:line>
        <draw:line draw:style-name="gr4" draw:text-style-name="P1" draw:layer="layout" svg:x1="23.5cm" svg:y1="6.5cm" svg:x2="23.5cm" svg:y2="8cm">
          <text:p/>
        </draw:line>
        <draw:line draw:style-name="gr4" draw:text-style-name="P1" draw:layer="layout" svg:x1="23.9cm" svg:y1="6.5cm" svg:x2="23.9cm" svg:y2="8cm">
          <text:p/>
        </draw:line>
        <draw:frame draw:style-name="gr10" draw:text-style-name="P4" draw:layer="layout" svg:width="2.6cm" svg:height="1.1cm" svg:x="25cm" svg:y="6.8cm">
          <draw:text-box>
            <text:p>100uF</text:p>
          </draw:text-box>
        </draw:frame>
        <draw:custom-shape draw:style-name="gr9" draw:text-style-name="P5" draw:layer="layout" svg:width="0.5cm" svg:height="0.6cm" svg:x="24.4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0.5cm" svg:height="0.6cm" svg:x="22.8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0.5cm" svg:height="0.6cm" svg:x="22.7cm" svg:y="2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0.656cm" svg:y1="2.563cm" svg:x2="20.656cm" svg:y2="3.163cm">
          <text:p/>
        </draw:line>
        <draw:line draw:style-name="gr4" draw:text-style-name="P1" draw:layer="layout" svg:x1="20.656cm" svg:y1="3.528cm" svg:x2="20.656cm" svg:y2="4.028cm">
          <text:p/>
        </draw:line>
        <draw:line draw:style-name="gr4" draw:text-style-name="P1" draw:layer="layout" svg:x1="19.9cm" svg:y1="3.2cm" svg:x2="21.4cm" svg:y2="3.2cm">
          <text:p/>
        </draw:line>
        <draw:line draw:style-name="gr4" draw:text-style-name="P1" draw:layer="layout" svg:x1="19.899cm" svg:y1="3.488cm" svg:x2="21.399cm" svg:y2="3.488cm">
          <text:p/>
        </draw:line>
        <draw:frame draw:style-name="gr10" draw:text-style-name="P4" draw:layer="layout" svg:width="2.6cm" svg:height="1.1cm" svg:x="20.2cm" svg:y="4.2cm">
          <draw:text-box>
            <text:p>0.33uF</text:p>
          </draw:text-box>
        </draw:frame>
        <draw:custom-shape draw:style-name="gr11" draw:text-style-name="P6" draw:layer="layout" svg:width="1.4cm" svg:height="1.2cm" svg:x="17.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9cm" svg:y1="2.6cm" svg:x2="17.8cm" svg:y2="2.6cm">
          <text:p/>
        </draw:line>
        <draw:custom-shape draw:style-name="gr9" draw:text-style-name="P5" draw:layer="layout" svg:width="0.5cm" svg:height="0.6cm" svg:x="20.4cm" svg:y="2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0.5cm" svg:height="0.6cm" svg:x="20.4cm" svg:y="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6.757cm" svg:y1="2.563cm" svg:x2="16.757cm" svg:y2="3.163cm">
          <text:p/>
        </draw:line>
        <draw:line draw:style-name="gr4" draw:text-style-name="P1" draw:layer="layout" svg:x1="16.757cm" svg:y1="3.528cm" svg:x2="16.757cm" svg:y2="4.028cm">
          <text:p/>
        </draw:line>
        <draw:line draw:style-name="gr4" draw:text-style-name="P1" draw:layer="layout" svg:x1="16.001cm" svg:y1="3.2cm" svg:x2="17.501cm" svg:y2="3.2cm">
          <text:p/>
        </draw:line>
        <draw:line draw:style-name="gr4" draw:text-style-name="P1" draw:layer="layout" svg:x1="16cm" svg:y1="3.488cm" svg:x2="17.5cm" svg:y2="3.488cm">
          <text:p/>
        </draw:line>
        <draw:custom-shape draw:style-name="gr9" draw:text-style-name="P5" draw:layer="layout" svg:width="0.5cm" svg:height="0.6cm" svg:x="16.501cm" svg:y="2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0.5cm" svg:height="0.6cm" svg:x="16.501cm" svg:y="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4" draw:layer="layout" svg:width="2.6cm" svg:height="1.1cm" svg:x="16.2cm" svg:y="4.4cm">
          <draw:text-box>
            <text:p>0.1uF</text:p>
          </draw:text-box>
        </draw:frame>
        <draw:custom-shape draw:style-name="gr9" draw:text-style-name="P5" draw:layer="layout" svg:width="0.5cm" svg:height="0.6cm" svg:x="24.3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8.5cm" svg:y1="3.2cm" svg:x2="18.5cm" svg:y2="4cm">
          <text:p/>
        </draw:line>
        <draw:custom-shape draw:style-name="gr9" draw:text-style-name="P5" draw:layer="layout" svg:width="0.5cm" svg:height="0.6cm" svg:x="18.3cm" svg:y="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1.7cm" svg:height="1.4cm" svg:x="15.1cm" svg:y="1.5cm">
          <draw:text-box>
            <text:p>5V</text:p>
          </draw:text-box>
        </draw:frame>
        <draw:frame draw:style-name="gr12" draw:text-style-name="P4" draw:layer="layout" svg:width="2.9cm" svg:height="1.673cm" svg:x="19.1cm" svg:y="1.1cm">
          <draw:text-box>
            <text:p>L78L05</text:p>
          </draw:text-box>
        </draw:frame>
        <draw:frame draw:style-name="gr13" draw:text-style-name="P2" draw:layer="layout" svg:width="0.8cm" svg:height="0.645cm" svg:x="19.1cm" svg:y="1.955cm">
          <draw:text-box>
            <text:p><text:span text:style-name="T1">3</text:span></text:p>
          </draw:text-box>
        </draw:frame>
        <draw:frame draw:style-name="gr2" draw:text-style-name="P2" draw:layer="layout" svg:width="0.8cm" svg:height="0.7cm" svg:x="17.2cm" svg:y="1.8cm">
          <draw:text-box>
            <text:p><text:span text:style-name="T1">1</text:span></text:p>
          </draw:text-box>
        </draw:frame>
        <draw:frame draw:style-name="gr2" draw:text-style-name="P2" draw:layer="layout" svg:width="0.8cm" svg:height="0.7cm" svg:x="18.6cm" svg:y="3.2cm">
          <draw:text-box>
            <text:p><text:span text:style-name="T1">2</text:span></text:p>
          </draw:text-box>
        </draw:frame>
        <draw:line draw:style-name="gr4" draw:text-style-name="P1" draw:layer="layout" svg:x1="12.3cm" svg:y1="6.1cm" svg:x2="15.5cm" svg:y2="6.1cm">
          <text:p/>
        </draw:line>
        <draw:line draw:style-name="gr4" draw:text-style-name="P1" draw:layer="layout" svg:x1="15.5cm" svg:y1="4cm" svg:x2="15.5cm" svg:y2="6.1cm">
          <text:p/>
        </draw:line>
        <draw:line draw:style-name="gr4" draw:text-style-name="P1" draw:layer="layout" svg:x1="12.3cm" svg:y1="5.6cm" svg:x2="13.9cm" svg:y2="5.6cm">
          <text:p/>
        </draw:line>
        <draw:line draw:style-name="gr4" draw:text-style-name="P1" draw:layer="layout" svg:x1="13.9cm" svg:y1="2.6cm" svg:x2="13.9cm" svg:y2="5.6cm">
          <text:p/>
        </draw:line>
        <draw:line draw:style-name="gr4" draw:text-style-name="P1" draw:layer="layout" svg:x1="13.4cm" svg:y1="4.9cm" svg:x2="14.4cm" svg:y2="4.9cm">
          <text:p/>
        </draw:line>
        <draw:custom-shape draw:style-name="gr9" draw:text-style-name="P5" draw:layer="layout" svg:width="0.8cm" svg:height="0.9cm" draw:transform="rotate (-3.1100021941287) translate (14.3cm 4.8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4" draw:layer="layout" svg:width="2.8cm" svg:height="1.673cm" svg:x="10.8cm" svg:y="2.627cm">
          <draw:text-box>
            <text:p>1N5817 Diode</text:p>
          </draw:text-box>
        </draw:frame>
        <draw:line draw:style-name="gr4" draw:text-style-name="P1" draw:layer="layout" svg:x1="14.7cm" svg:y1="6.8cm" svg:x2="17cm" svg:y2="6.8cm">
          <text:p/>
        </draw:line>
        <draw:line draw:style-name="gr4" draw:text-style-name="P1" draw:layer="layout" svg:x1="14.7cm" svg:y1="2.6cm" svg:x2="14.7cm" svg:y2="6.8cm">
          <text:p/>
        </draw:line>
        <draw:custom-shape draw:style-name="gr9" draw:text-style-name="P5" draw:layer="layout" svg:width="0.5cm" svg:height="0.6cm" svg:x="14.392cm" svg:y="2.3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4" draw:layer="layout" svg:width="1.5cm" svg:height="0.962cm" svg:x="17cm" svg:y="6cm">
          <draw:text-box>
            <text:p>5V</text:p>
          </draw:text-box>
        </draw:frame>
        <draw:line draw:style-name="gr4" draw:text-style-name="P1" draw:layer="layout" svg:x1="15.5cm" svg:y1="7.4cm" svg:x2="15.5cm" svg:y2="6.8cm">
          <text:p/>
        </draw:line>
        <draw:line draw:style-name="gr4" draw:text-style-name="P1" draw:layer="layout" svg:x1="15.5cm" svg:y1="8.6cm" svg:x2="15.5cm" svg:y2="8cm">
          <text:p/>
        </draw:line>
        <draw:line draw:style-name="gr4" draw:text-style-name="P1" draw:layer="layout" svg:x1="15.3cm" svg:y1="8cm" svg:x2="15.3cm" svg:y2="7.4cm">
          <text:p/>
        </draw:line>
        <draw:line draw:style-name="gr4" draw:text-style-name="P1" draw:layer="layout" svg:x1="15.8cm" svg:y1="8cm" svg:x2="15.8cm" svg:y2="7.4cm">
          <text:p/>
        </draw:line>
        <draw:line draw:style-name="gr4" draw:text-style-name="P1" draw:layer="layout" svg:x1="15.8cm" svg:y1="8cm" svg:x2="15.3cm" svg:y2="8cm">
          <text:p/>
        </draw:line>
        <draw:line draw:style-name="gr4" draw:text-style-name="P1" draw:layer="layout" svg:x1="15.8cm" svg:y1="7.4cm" svg:x2="15.3cm" svg:y2="7.4cm">
          <text:p/>
        </draw:line>
        <draw:custom-shape draw:style-name="gr9" draw:text-style-name="P5" draw:layer="layout" svg:width="0.5cm" svg:height="0.6cm" svg:x="15.192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1" draw:layer="layout" svg:x1="15.5cm" svg:y1="8.6cm" svg:x2="14.6cm" svg:y2="9.1cm">
          <text:p/>
        </draw:line>
        <draw:line draw:style-name="gr4" draw:text-style-name="P1" draw:layer="layout" svg:x1="17cm" svg:y1="7.4cm" svg:x2="17cm" svg:y2="6.8cm">
          <text:p/>
        </draw:line>
        <draw:line draw:style-name="gr4" draw:text-style-name="P1" draw:layer="layout" svg:x1="17cm" svg:y1="8.6cm" svg:x2="17cm" svg:y2="8cm">
          <text:p/>
        </draw:line>
        <draw:line draw:style-name="gr4" draw:text-style-name="P1" draw:layer="layout" svg:x1="16.8cm" svg:y1="8cm" svg:x2="16.8cm" svg:y2="7.4cm">
          <text:p/>
        </draw:line>
        <draw:line draw:style-name="gr4" draw:text-style-name="P1" draw:layer="layout" svg:x1="17.3cm" svg:y1="8cm" svg:x2="17.3cm" svg:y2="7.4cm">
          <text:p/>
        </draw:line>
        <draw:line draw:style-name="gr4" draw:text-style-name="P1" draw:layer="layout" svg:x1="17.3cm" svg:y1="8cm" svg:x2="16.8cm" svg:y2="8cm">
          <text:p/>
        </draw:line>
        <draw:line draw:style-name="gr4" draw:text-style-name="P1" draw:layer="layout" svg:x1="17.3cm" svg:y1="7.4cm" svg:x2="16.8cm" svg:y2="7.4cm">
          <text:p/>
        </draw:line>
        <draw:line draw:style-name="gr15" draw:text-style-name="P1" draw:layer="layout" svg:x1="17cm" svg:y1="8.6cm" svg:x2="16.1cm" svg:y2="9.1cm">
          <text:p/>
        </draw:line>
        <draw:frame draw:style-name="gr16" draw:text-style-name="P8" draw:layer="layout" svg:width="4.2cm" svg:height="0.9cm" svg:x="17.5cm" svg:y="7.3cm">
          <draw:text-box>
            <text:p text:style-name="P7">220 ohm resistors</text:p>
          </draw:text-box>
        </draw:frame>
        <draw:frame draw:style-name="gr16" draw:text-style-name="P8" draw:layer="layout" svg:width="2.4cm" svg:height="0.9cm" svg:x="14.5cm" svg:y="9.1cm">
          <draw:text-box>
            <text:p text:style-name="P7">To LED’s</text:p>
          </draw:text-box>
        </draw:frame>
        <draw:custom-shape draw:style-name="gr3" draw:text-style-name="P3" draw:layer="layout" svg:width="0.5cm" svg:height="0.5cm" svg:x="2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.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.7cm" svg:y="1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.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.7cm" svg:y="1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.7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6.928cm" svg:y1="15.256cm" svg:x2="28.028cm" svg:y2="15.256cm">
          <text:p/>
        </draw:line>
        <draw:line draw:style-name="gr15" draw:text-style-name="P1" draw:layer="layout" svg:x1="26.9cm" svg:y1="13.8cm" svg:x2="28cm" svg:y2="13.8cm">
          <text:p/>
        </draw:line>
        <draw:line draw:style-name="gr15" draw:text-style-name="P1" draw:layer="layout" svg:x1="26.892cm" svg:y1="12.428cm" svg:x2="27.992cm" svg:y2="12.428cm">
          <text:p/>
        </draw:line>
        <draw:line draw:style-name="gr15" draw:text-style-name="P1" draw:layer="layout" svg:x1="26.9cm" svg:y1="11.2cm" svg:x2="28cm" svg:y2="11.2cm">
          <text:p/>
        </draw:line>
        <draw:frame draw:style-name="gr16" draw:text-style-name="P8" draw:layer="layout" svg:width="4.2cm" svg:height="1.199cm" svg:x="23cm" svg:y="18.1cm">
          <draw:text-box>
            <text:p text:style-name="P7">0V points connected together</text:p>
          </draw:text-box>
        </draw:frame>
        <draw:custom-shape draw:style-name="gr8" draw:text-style-name="P5" draw:layer="layout" svg:width="0.5cm" svg:height="0.5cm" svg:x="3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164cm" svg:y1="4.328cm" svg:x2="3.564cm" svg:y2="4.328cm">
          <text:p/>
        </draw:line>
        <draw:line draw:style-name="gr4" draw:text-style-name="P1" draw:layer="layout" svg:x1="24.2cm" svg:y1="8.9cm" svg:x2="23cm" svg:y2="8.9cm">
          <text:p/>
        </draw:line>
        <draw:line draw:style-name="gr4" draw:text-style-name="P1" draw:layer="layout" svg:x1="4.3cm" svg:y1="5.1cm" svg:x2="4.3cm" svg:y2="3.2cm">
          <text:p/>
        </draw:line>
        <draw:line draw:style-name="gr4" draw:text-style-name="P1" draw:layer="layout" svg:x1="4.6cm" svg:y1="5.1cm" svg:x2="4.3cm" svg:y2="5.1cm">
          <text:p/>
        </draw:line>
        <draw:line draw:style-name="gr4" draw:text-style-name="P1" draw:layer="layout" svg:x1="12.3cm" svg:y1="12.8cm" svg:x2="12.7cm" svg:y2="12.8cm">
          <text:p/>
        </draw:line>
        <draw:line draw:style-name="gr4" draw:text-style-name="P1" draw:layer="layout" svg:x1="12.3cm" svg:y1="12.3cm" svg:x2="12.7cm" svg:y2="12.3cm">
          <text:p/>
        </draw:line>
        <draw:line draw:style-name="gr4" draw:text-style-name="P1" draw:layer="layout" svg:x1="12.3cm" svg:y1="11.8cm" svg:x2="12.6cm" svg:y2="11.8cm">
          <text:p/>
        </draw:line>
        <draw:line draw:style-name="gr4" draw:text-style-name="P1" draw:layer="layout" svg:x1="12.3cm" svg:y1="10.4cm" svg:x2="12.7cm" svg:y2="10.4cm">
          <text:p/>
        </draw:line>
        <draw:line draw:style-name="gr4" draw:text-style-name="P1" draw:layer="layout" svg:x1="12.3cm" svg:y1="9.4cm" svg:x2="12.7cm" svg:y2="9.4cm">
          <text:p/>
        </draw:line>
        <draw:line draw:style-name="gr4" draw:text-style-name="P1" draw:layer="layout" svg:x1="2.4cm" svg:y1="12.9cm" svg:x2="2.4cm" svg:y2="5.1cm">
          <text:p/>
        </draw:line>
        <draw:line draw:style-name="gr4" draw:text-style-name="P1" draw:layer="layout" svg:x1="2.1cm" svg:y1="4.3cm" svg:x2="2.7cm" svg:y2="4.3cm">
          <text:p/>
        </draw:line>
        <draw:custom-shape draw:style-name="gr9" draw:text-style-name="P5" draw:layer="layout" svg:width="0.5cm" svg:height="0.6cm" svg:x="1.9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1cm" svg:y1="3.2cm" svg:x2="2.7cm" svg:y2="3.2cm">
          <text:p/>
        </draw:line>
        <draw:line draw:style-name="gr4" draw:text-style-name="P1" draw:layer="layout" svg:x1="2.1cm" svg:y1="3.2cm" svg:x2="2.1cm" svg:y2="3.4cm">
          <text:p/>
        </draw:line>
        <draw:line draw:style-name="gr4" draw:text-style-name="P1" draw:layer="layout" svg:x1="1.832cm" svg:y1="3.2cm" svg:x2="1.832cm" svg:y2="3.8cm">
          <text:p/>
        </draw:line>
        <draw:line draw:style-name="gr4" draw:text-style-name="P1" draw:layer="layout" svg:x1="1.4cm" svg:y1="3.5cm" svg:x2="1.8cm" svg:y2="3.5cm">
          <text:p/>
        </draw:line>
        <draw:line draw:style-name="gr4" draw:text-style-name="P1" draw:layer="layout" svg:x1="2.1cm" svg:y1="5.1cm" svg:x2="2.4cm" svg:y2="5.1cm">
          <text:p/>
        </draw:line>
        <draw:line draw:style-name="gr4" draw:text-style-name="P1" draw:layer="layout" svg:x1="2.1cm" svg:y1="3.7cm" svg:x2="2.1cm" svg:y2="5.1cm">
          <text:p/>
        </draw:line>
        <draw:frame draw:style-name="gr16" draw:text-style-name="P8" draw:layer="layout" svg:width="4cm" svg:height="0.9cm" svg:x="1.3cm" svg:y="2.1cm">
          <draw:text-box>
            <text:p text:style-name="P7">Limit micro switch</text:p>
          </draw:text-box>
        </draw:frame>
        <draw:line draw:style-name="gr4" draw:text-style-name="P1" draw:layer="layout" svg:x1="3.7cm" svg:y1="4.5cm" svg:x2="3.7cm" svg:y2="6.1cm">
          <text:p/>
        </draw:line>
        <draw:line draw:style-name="gr4" draw:text-style-name="P1" draw:layer="layout" svg:x1="3.7cm" svg:y1="6.1cm" svg:x2="4.5cm" svg:y2="6.1cm">
          <text:p/>
        </draw:line>
        <draw:line draw:style-name="gr4" draw:text-style-name="P1" draw:layer="layout" svg:x1="3.2cm" svg:y1="8cm" svg:x2="4.5cm" svg:y2="8cm">
          <text:p/>
        </draw:line>
        <draw:line draw:style-name="gr4" draw:text-style-name="P1" draw:layer="layout" svg:x1="1.8cm" svg:y1="7.2cm" svg:x2="2.4cm" svg:y2="7.2cm">
          <text:p/>
        </draw:line>
        <draw:custom-shape draw:style-name="gr9" draw:text-style-name="P5" draw:layer="layout" svg:width="0.5cm" svg:height="0.6cm" svg:x="2.2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.8cm" svg:y1="8cm" svg:x2="2.7cm" svg:y2="8cm">
          <text:p/>
        </draw:line>
        <draw:line draw:style-name="gr4" draw:text-style-name="P1" draw:layer="layout" svg:x1="1.8cm" svg:y1="8cm" svg:x2="1.8cm" svg:y2="7.7cm">
          <text:p/>
        </draw:line>
        <draw:line draw:style-name="gr4" draw:text-style-name="P1" draw:layer="layout" svg:x1="1.528cm" svg:y1="7.26cm" svg:x2="1.528cm" svg:y2="7.86cm">
          <text:p/>
        </draw:line>
        <draw:line draw:style-name="gr4" draw:text-style-name="P1" draw:layer="layout" svg:x1="1.096cm" svg:y1="7.56cm" svg:x2="1.496cm" svg:y2="7.56cm">
          <text:p/>
        </draw:line>
        <draw:line draw:style-name="gr4" draw:text-style-name="P1" draw:layer="layout" svg:x1="1.8cm" svg:y1="7.2cm" svg:x2="1.8cm" svg:y2="7.5cm">
          <text:p/>
        </draw:line>
        <draw:custom-shape draw:style-name="gr3" draw:text-style-name="P3" draw:layer="layout" svg:width="0.5cm" svg:height="0.5cm" svg:x="2.664cm" svg:y="9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164cm" svg:y1="9.441cm" svg:x2="4.464cm" svg:y2="9.441cm">
          <text:p/>
        </draw:line>
        <draw:line draw:style-name="gr4" draw:text-style-name="P1" draw:layer="layout" svg:x1="1.764cm" svg:y1="8.641cm" svg:x2="2.364cm" svg:y2="8.641cm">
          <text:p/>
        </draw:line>
        <draw:custom-shape draw:style-name="gr9" draw:text-style-name="P5" draw:layer="layout" svg:width="0.5cm" svg:height="0.6cm" svg:x="2.164cm" svg:y="8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.764cm" svg:y1="9.441cm" svg:x2="2.664cm" svg:y2="9.441cm">
          <text:p/>
        </draw:line>
        <draw:line draw:style-name="gr4" draw:text-style-name="P1" draw:layer="layout" svg:x1="1.764cm" svg:y1="9.441cm" svg:x2="1.764cm" svg:y2="9.141cm">
          <text:p/>
        </draw:line>
        <draw:line draw:style-name="gr4" draw:text-style-name="P1" draw:layer="layout" svg:x1="1.492cm" svg:y1="8.701cm" svg:x2="1.492cm" svg:y2="9.301cm">
          <text:p/>
        </draw:line>
        <draw:line draw:style-name="gr4" draw:text-style-name="P1" draw:layer="layout" svg:x1="1.06cm" svg:y1="9.001cm" svg:x2="1.46cm" svg:y2="9.001cm">
          <text:p/>
        </draw:line>
        <draw:line draw:style-name="gr4" draw:text-style-name="P1" draw:layer="layout" svg:x1="1.764cm" svg:y1="8.641cm" svg:x2="1.764cm" svg:y2="8.941cm">
          <text:p/>
        </draw:line>
        <draw:custom-shape draw:style-name="gr3" draw:text-style-name="P3" draw:layer="layout" svg:width="0.5cm" svg:height="0.5cm" svg:x="2.7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2cm" svg:y1="8.001cm" svg:x2="4.5cm" svg:y2="8.001cm">
          <text:p/>
        </draw:line>
        <draw:line draw:style-name="gr4" draw:text-style-name="P1" draw:layer="layout" svg:x1="1.8cm" svg:y1="7.201cm" svg:x2="2.4cm" svg:y2="7.201cm">
          <text:p/>
        </draw:line>
        <draw:custom-shape draw:style-name="gr9" draw:text-style-name="P5" draw:layer="layout" svg:width="0.5cm" svg:height="0.6cm" svg:x="2.2cm" svg:y="6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.8cm" svg:y1="8.001cm" svg:x2="2.7cm" svg:y2="8.001cm">
          <text:p/>
        </draw:line>
        <draw:line draw:style-name="gr4" draw:text-style-name="P1" draw:layer="layout" svg:x1="1.8cm" svg:y1="8.001cm" svg:x2="1.8cm" svg:y2="7.701cm">
          <text:p/>
        </draw:line>
        <draw:line draw:style-name="gr4" draw:text-style-name="P1" draw:layer="layout" svg:x1="1.528cm" svg:y1="7.261cm" svg:x2="1.528cm" svg:y2="7.861cm">
          <text:p/>
        </draw:line>
        <draw:line draw:style-name="gr4" draw:text-style-name="P1" draw:layer="layout" svg:x1="1.096cm" svg:y1="7.561cm" svg:x2="1.496cm" svg:y2="7.561cm">
          <text:p/>
        </draw:line>
        <draw:line draw:style-name="gr4" draw:text-style-name="P1" draw:layer="layout" svg:x1="1.8cm" svg:y1="7.201cm" svg:x2="1.8cm" svg:y2="7.501cm">
          <text:p/>
        </draw:line>
        <draw:custom-shape draw:style-name="gr3" draw:text-style-name="P3" draw:layer="layout" svg:width="0.5cm" svg:height="0.5cm" svg:x="2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2cm" svg:y1="10.4cm" svg:x2="4.5cm" svg:y2="10.4cm">
          <text:p/>
        </draw:line>
        <draw:line draw:style-name="gr4" draw:text-style-name="P1" draw:layer="layout" svg:x1="1.808cm" svg:y1="11.254cm" svg:x2="2.508cm" svg:y2="11.254cm">
          <text:p/>
        </draw:line>
        <draw:custom-shape draw:style-name="gr9" draw:text-style-name="P5" draw:layer="layout" svg:width="0.5cm" svg:height="0.6cm" svg:x="2.136cm" svg:y="10.9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.8cm" svg:y1="10.4cm" svg:x2="2.7cm" svg:y2="10.4cm">
          <text:p/>
        </draw:line>
        <draw:line draw:style-name="gr4" draw:text-style-name="P1" draw:layer="layout" svg:x1="1.808cm" svg:y1="10.654cm" svg:x2="1.808cm" svg:y2="10.418cm">
          <text:p/>
        </draw:line>
        <draw:line draw:style-name="gr4" draw:text-style-name="P1" draw:layer="layout" svg:x1="1.576cm" svg:y1="10.482cm" svg:x2="1.576cm" svg:y2="11.082cm">
          <text:p/>
        </draw:line>
        <draw:line draw:style-name="gr4" draw:text-style-name="P1" draw:layer="layout" svg:x1="1.144cm" svg:y1="10.782cm" svg:x2="1.544cm" svg:y2="10.782cm">
          <text:p/>
        </draw:line>
        <draw:line draw:style-name="gr4" draw:text-style-name="P1" draw:layer="layout" svg:x1="1.808cm" svg:y1="11.254cm" svg:x2="1.808cm" svg:y2="11.054cm">
          <text:p/>
        </draw:line>
        <draw:custom-shape draw:style-name="gr3" draw:text-style-name="P3" draw:layer="layout" svg:width="0.5cm" svg:height="0.5cm" svg:x="2.664cm" svg:y="11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1cm" svg:y1="12cm" svg:x2="3.7cm" svg:y2="12cm">
          <text:p/>
        </draw:line>
        <draw:line draw:style-name="gr4" draw:text-style-name="P1" draw:layer="layout" svg:x1="1.772cm" svg:y1="12.876cm" svg:x2="2.4cm" svg:y2="12.9cm">
          <text:p/>
        </draw:line>
        <draw:line draw:style-name="gr4" draw:text-style-name="P1" draw:layer="layout" svg:x1="1.764cm" svg:y1="12.022cm" svg:x2="2.664cm" svg:y2="12.022cm">
          <text:p/>
        </draw:line>
        <draw:line draw:style-name="gr4" draw:text-style-name="P1" draw:layer="layout" svg:x1="1.772cm" svg:y1="12.276cm" svg:x2="1.772cm" svg:y2="12.04cm">
          <text:p/>
        </draw:line>
        <draw:line draw:style-name="gr4" draw:text-style-name="P1" draw:layer="layout" svg:x1="1.54cm" svg:y1="12.104cm" svg:x2="1.54cm" svg:y2="12.704cm">
          <text:p/>
        </draw:line>
        <draw:line draw:style-name="gr4" draw:text-style-name="P1" draw:layer="layout" svg:x1="1.108cm" svg:y1="12.404cm" svg:x2="1.508cm" svg:y2="12.404cm">
          <text:p/>
        </draw:line>
        <draw:line draw:style-name="gr4" draw:text-style-name="P1" draw:layer="layout" svg:x1="1.772cm" svg:y1="12.876cm" svg:x2="1.772cm" svg:y2="12.676cm">
          <text:p/>
        </draw:line>
        <draw:line draw:style-name="gr4" draw:text-style-name="P1" draw:layer="layout" svg:x1="3.7cm" svg:y1="12cm" svg:x2="3.7cm" svg:y2="11.3cm">
          <text:p/>
        </draw:line>
        <draw:line draw:style-name="gr4" draw:text-style-name="P1" draw:layer="layout" svg:x1="3.7cm" svg:y1="11.3cm" svg:x2="4.5cm" svg:y2="11.3cm">
          <text:p/>
        </draw:line>
        <draw:frame draw:style-name="gr16" draw:text-style-name="P8" draw:layer="layout" svg:width="1.5cm" svg:height="0.9cm" svg:x="2.6cm" svg:y="6.8cm">
          <draw:text-box>
            <text:p text:style-name="P7">Stop</text:p>
          </draw:text-box>
        </draw:frame>
        <draw:frame draw:style-name="gr17" draw:text-style-name="P8" draw:layer="layout" svg:width="2.3cm" svg:height="1.199cm" svg:x="2.4cm" svg:y="8.501cm">
          <draw:text-box>
            <text:p text:style-name="P7">Direction</text:p>
          </draw:text-box>
        </draw:frame>
        <draw:frame draw:style-name="gr16" draw:text-style-name="P8" draw:layer="layout" svg:width="1.5cm" svg:height="0.9cm" svg:x="2.5cm" svg:y="10.7cm">
          <draw:text-box>
            <text:p text:style-name="P7">Fast</text:p>
          </draw:text-box>
        </draw:frame>
        <draw:frame draw:style-name="gr16" draw:text-style-name="P8" draw:layer="layout" svg:width="1.5cm" svg:height="0.9cm" svg:x="2.4cm" svg:y="12.2cm">
          <draw:text-box>
            <text:p text:style-name="P7">Slow</text:p>
          </draw:text-box>
        </draw:frame>
        <draw:line draw:style-name="gr15" draw:text-style-name="P1" draw:layer="layout" svg:x1="3.1cm" svg:y1="14.3cm" svg:x2="3.8cm" svg:y2="14cm">
          <text:p/>
        </draw:line>
        <draw:line draw:style-name="gr15" draw:text-style-name="P1" draw:layer="layout" svg:x1="3.2cm" svg:y1="16.9cm" svg:x2="3.8cm" svg:y2="16.4cm">
          <text:p/>
        </draw:line>
        <draw:line draw:style-name="gr4" draw:text-style-name="P1" draw:layer="layout" svg:x1="1.8cm" svg:y1="14.4cm" svg:x2="2.7cm" svg:y2="14.4cm">
          <text:p/>
        </draw:line>
        <draw:line draw:style-name="gr4" draw:text-style-name="P1" draw:layer="layout" svg:x1="22.7cm" svg:y1="19.6cm" svg:x2="22.7cm" svg:y2="15.4cm">
          <text:p/>
        </draw:line>
        <draw:line draw:style-name="gr4" draw:text-style-name="P1" draw:layer="layout" svg:x1="1.8cm" svg:y1="15.664cm" svg:x2="2.7cm" svg:y2="15.664cm">
          <text:p/>
        </draw:line>
        <draw:line draw:style-name="gr4" draw:text-style-name="P1" draw:layer="layout" svg:x1="1.8cm" svg:y1="14.4cm" svg:x2="1.8cm" svg:y2="15.7cm">
          <text:p/>
        </draw:line>
        <draw:custom-shape draw:style-name="gr9" draw:text-style-name="P5" draw:layer="layout" svg:width="0.8cm" svg:height="0.9cm" draw:transform="rotate (-3.1100021941287) translate (2.228cm 15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.3cm" svg:y1="15.3cm" svg:x2="2.3cm" svg:y2="15.3cm">
          <text:p/>
        </draw:line>
        <draw:line draw:style-name="gr15" draw:text-style-name="P1" draw:layer="layout" svg:x1="1.4cm" svg:y1="14.4cm" svg:x2="1cm" svg:y2="13.7cm">
          <text:p/>
        </draw:line>
        <draw:line draw:style-name="gr15" draw:text-style-name="P1" draw:layer="layout" svg:x1="1.3cm" svg:y1="14.9cm" svg:x2="0.9cm" svg:y2="14.2cm">
          <text:p/>
        </draw:line>
        <draw:line draw:style-name="gr4" draw:text-style-name="P1" draw:layer="layout" svg:x1="1.8cm" svg:y1="17cm" svg:x2="2.7cm" svg:y2="17cm">
          <text:p/>
        </draw:line>
        <draw:line draw:style-name="gr4" draw:text-style-name="P1" draw:layer="layout" svg:x1="1.8cm" svg:y1="18.264cm" svg:x2="2.7cm" svg:y2="18.264cm">
          <text:p/>
        </draw:line>
        <draw:line draw:style-name="gr4" draw:text-style-name="P1" draw:layer="layout" svg:x1="1.8cm" svg:y1="17cm" svg:x2="1.8cm" svg:y2="18.3cm">
          <text:p/>
        </draw:line>
        <draw:custom-shape draw:style-name="gr9" draw:text-style-name="P5" draw:layer="layout" svg:width="0.8cm" svg:height="0.9cm" draw:transform="rotate (-3.1100021941287) translate (2.228cm 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.3cm" svg:y1="17.9cm" svg:x2="2.3cm" svg:y2="17.9cm">
          <text:p/>
        </draw:line>
        <draw:line draw:style-name="gr15" draw:text-style-name="P1" draw:layer="layout" svg:x1="1.4cm" svg:y1="17cm" svg:x2="1cm" svg:y2="16.3cm">
          <text:p/>
        </draw:line>
        <draw:line draw:style-name="gr15" draw:text-style-name="P1" draw:layer="layout" svg:x1="1.3cm" svg:y1="17.5cm" svg:x2="0.9cm" svg:y2="16.8cm">
          <text:p/>
        </draw:line>
        <draw:frame draw:style-name="gr18" draw:text-style-name="P4" draw:layer="layout" svg:width="2.9cm" svg:height="0.962cm" svg:x="0.9cm" svg:y="18.927cm">
          <draw:text-box>
            <text:p>LED’s</text:p>
          </draw:text-box>
        </draw:frame>
        <draw:frame draw:style-name="gr19" draw:text-style-name="P4" draw:layer="layout" svg:width="1.5cm" svg:height="0.962cm" svg:x="2.5cm" svg:y="4.738cm">
          <draw:text-box>
            <text:p>0V</text:p>
          </draw:text-box>
        </draw:frame>
        <draw:custom-shape draw:style-name="gr20" draw:text-style-name="P9" draw:layer="layout" svg:width="1.3cm" svg:height="1.1cm" svg:x="7.9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5cm" svg:y1="19.5cm" svg:x2="22.7cm" svg:y2="19.6cm">
          <text:p/>
        </draw:line>
        <draw:line draw:style-name="gr4" draw:text-style-name="P1" draw:layer="layout" svg:x1="9.2cm" svg:y1="17.7cm" svg:x2="10.3cm" svg:y2="17.7cm">
          <text:p/>
        </draw:line>
        <draw:line draw:style-name="gr4" draw:text-style-name="P1" draw:layer="layout" svg:x1="17.02cm" svg:y1="7.42cm" svg:x2="17.02cm" svg:y2="6.82cm">
          <text:p/>
        </draw:line>
        <draw:line draw:style-name="gr4" draw:text-style-name="P1" draw:layer="layout" svg:x1="17.02cm" svg:y1="8.62cm" svg:x2="17.02cm" svg:y2="8.02cm">
          <text:p/>
        </draw:line>
        <draw:line draw:style-name="gr4" draw:text-style-name="P1" draw:layer="layout" svg:x1="16.82cm" svg:y1="8.02cm" svg:x2="16.82cm" svg:y2="7.42cm">
          <text:p/>
        </draw:line>
        <draw:line draw:style-name="gr4" draw:text-style-name="P1" draw:layer="layout" svg:x1="17.32cm" svg:y1="8.02cm" svg:x2="17.32cm" svg:y2="7.42cm">
          <text:p/>
        </draw:line>
        <draw:line draw:style-name="gr4" draw:text-style-name="P1" draw:layer="layout" svg:x1="17.32cm" svg:y1="8.02cm" svg:x2="16.82cm" svg:y2="8.02cm">
          <text:p/>
        </draw:line>
        <draw:line draw:style-name="gr4" draw:text-style-name="P1" draw:layer="layout" svg:x1="17.32cm" svg:y1="7.42cm" svg:x2="16.82cm" svg:y2="7.42cm">
          <text:p/>
        </draw:line>
        <draw:line draw:style-name="gr4" draw:text-style-name="P1" draw:layer="layout" svg:x1="10.3cm" svg:y1="18cm" svg:x2="10.3cm" svg:y2="17.7cm">
          <text:p/>
        </draw:line>
        <draw:line draw:style-name="gr4" draw:text-style-name="P1" draw:layer="layout" svg:x1="10.3cm" svg:y1="19.5cm" svg:x2="10.3cm" svg:y2="18.9cm">
          <text:p/>
        </draw:line>
        <draw:line draw:style-name="gr4" draw:text-style-name="P1" draw:layer="layout" svg:x1="10.1cm" svg:y1="18.9cm" svg:x2="10.1cm" svg:y2="18cm">
          <text:p/>
        </draw:line>
        <draw:line draw:style-name="gr4" draw:text-style-name="P1" draw:layer="layout" svg:x1="10.6cm" svg:y1="18.9cm" svg:x2="10.6cm" svg:y2="18cm">
          <text:p/>
        </draw:line>
        <draw:line draw:style-name="gr4" draw:text-style-name="P1" draw:layer="layout" svg:x1="10.6cm" svg:y1="18.9cm" svg:x2="10.1cm" svg:y2="18.9cm">
          <text:p/>
        </draw:line>
        <draw:line draw:style-name="gr4" draw:text-style-name="P1" draw:layer="layout" svg:x1="10.6cm" svg:y1="18cm" svg:x2="10.1cm" svg:y2="18cm">
          <text:p/>
        </draw:line>
        <draw:custom-shape draw:style-name="gr9" draw:text-style-name="P5" draw:layer="layout" svg:width="0.5cm" svg:height="0.6cm" svg:x="10.1cm" svg:y="1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8.5cm" svg:y1="18.3cm" svg:x2="8.5cm" svg:y2="19.5cm">
          <text:p/>
        </draw:line>
        <draw:line draw:style-name="gr4" draw:text-style-name="P1" draw:layer="layout" svg:x1="3.2cm" svg:y1="18.3cm" svg:x2="6.8cm" svg:y2="18.3cm">
          <text:p/>
        </draw:line>
        <draw:line draw:style-name="gr4" draw:text-style-name="P1" draw:layer="layout" svg:x1="6.8cm" svg:y1="17.7cm" svg:x2="7.9cm" svg:y2="17.7cm">
          <text:p/>
        </draw:line>
        <draw:line draw:style-name="gr4" draw:text-style-name="P1" draw:layer="layout" svg:x1="6.8cm" svg:y1="17.7cm" svg:x2="6.8cm" svg:y2="18.3cm">
          <text:p/>
        </draw:line>
        <draw:line draw:style-name="gr4" draw:text-style-name="P1" draw:layer="layout" svg:x1="9.6cm" svg:y1="17.6cm" svg:x2="9.6cm" svg:y2="16.4cm">
          <text:p/>
        </draw:line>
        <draw:line draw:style-name="gr4" draw:text-style-name="P1" draw:layer="layout" svg:x1="9.6cm" svg:y1="16.4cm" svg:x2="4.3cm" svg:y2="16.4cm">
          <text:p/>
        </draw:line>
        <draw:line draw:style-name="gr4" draw:text-style-name="P1" draw:layer="layout" svg:x1="4.3cm" svg:y1="16.4cm" svg:x2="4.3cm" svg:y2="14.2cm">
          <text:p/>
        </draw:line>
        <draw:line draw:style-name="gr4" draw:text-style-name="P1" draw:layer="layout" svg:x1="4.3cm" svg:y1="14.2cm" svg:x2="4.5cm" svg:y2="14.2cm">
          <text:p/>
        </draw:line>
        <draw:frame draw:style-name="gr17" draw:text-style-name="P8" draw:layer="layout" svg:width="1.5cm" svg:height="1.199cm" svg:x="10.532cm" svg:y="18.1cm">
          <draw:text-box>
            <text:p text:style-name="P7">10K ohm</text:p>
          </draw:text-box>
        </draw:frame>
        <draw:frame draw:style-name="gr16" draw:text-style-name="P8" draw:layer="layout" svg:width="4.2cm" svg:height="0.9cm" svg:x="4.768cm" svg:y="18.5cm">
          <draw:text-box>
            <text:p text:style-name="P7">2N7000 MOSFET</text:p>
          </draw:text-box>
        </draw:frame>
        <draw:frame draw:style-name="gr2" draw:text-style-name="P2" draw:layer="layout" svg:width="0.8cm" svg:height="0.7cm" svg:x="9.8cm" svg:y="16.9cm">
          <draw:text-box>
            <text:p><text:span text:style-name="T1">G</text:span></text:p>
          </draw:text-box>
        </draw:frame>
        <draw:frame draw:style-name="gr2" draw:text-style-name="P2" draw:layer="layout" svg:width="0.8cm" svg:height="0.7cm" svg:x="8.7cm" svg:y="18.3cm">
          <draw:text-box>
            <text:p><text:span text:style-name="T1">S</text:span></text:p>
          </draw:text-box>
        </draw:frame>
        <draw:frame draw:style-name="gr2" draw:text-style-name="P2" draw:layer="layout" svg:width="0.8cm" svg:height="0.7cm" svg:x="7.2cm" svg:y="17cm">
          <draw:text-box>
            <text:p><text:span text:style-name="T1">D</text:span></text:p>
          </draw:text-box>
        </draw:frame>
        <draw:custom-shape draw:style-name="gr9" draw:text-style-name="P5" draw:layer="layout" svg:width="0.5cm" svg:height="0.6cm" svg:x="15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9" draw:layer="layout" svg:width="1.3cm" svg:height="1.1cm" svg:x="13.9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2cm" svg:y1="17.7cm" svg:x2="16.3cm" svg:y2="17.7cm">
          <text:p/>
        </draw:line>
        <draw:line draw:style-name="gr4" draw:text-style-name="P1" draw:layer="layout" svg:x1="16.3cm" svg:y1="18cm" svg:x2="16.3cm" svg:y2="17.7cm">
          <text:p/>
        </draw:line>
        <draw:line draw:style-name="gr4" draw:text-style-name="P1" draw:layer="layout" svg:x1="16.3cm" svg:y1="19.5cm" svg:x2="16.3cm" svg:y2="18.9cm">
          <text:p/>
        </draw:line>
        <draw:line draw:style-name="gr4" draw:text-style-name="P1" draw:layer="layout" svg:x1="16.1cm" svg:y1="18.9cm" svg:x2="16.1cm" svg:y2="18cm">
          <text:p/>
        </draw:line>
        <draw:line draw:style-name="gr4" draw:text-style-name="P1" draw:layer="layout" svg:x1="16.6cm" svg:y1="18.9cm" svg:x2="16.6cm" svg:y2="18cm">
          <text:p/>
        </draw:line>
        <draw:line draw:style-name="gr4" draw:text-style-name="P1" draw:layer="layout" svg:x1="16.6cm" svg:y1="18.9cm" svg:x2="16.1cm" svg:y2="18.9cm">
          <text:p/>
        </draw:line>
        <draw:line draw:style-name="gr4" draw:text-style-name="P1" draw:layer="layout" svg:x1="16.6cm" svg:y1="18cm" svg:x2="16.1cm" svg:y2="18cm">
          <text:p/>
        </draw:line>
        <draw:custom-shape draw:style-name="gr9" draw:text-style-name="P5" draw:layer="layout" svg:width="0.5cm" svg:height="0.6cm" svg:x="16.1cm" svg:y="1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4.5cm" svg:y1="18.3cm" svg:x2="14.5cm" svg:y2="19.5cm">
          <text:p/>
        </draw:line>
        <draw:line draw:style-name="gr4" draw:text-style-name="P1" draw:layer="layout" svg:x1="12.8cm" svg:y1="17.7cm" svg:x2="13.9cm" svg:y2="17.7cm">
          <text:p/>
        </draw:line>
        <draw:line draw:style-name="gr4" draw:text-style-name="P1" draw:layer="layout" svg:x1="12.8cm" svg:y1="17.7cm" svg:x2="12.8cm" svg:y2="15.7cm">
          <text:p/>
        </draw:line>
        <draw:line draw:style-name="gr4" draw:text-style-name="P1" draw:layer="layout" svg:x1="15.6cm" svg:y1="17.6cm" svg:x2="15.6cm" svg:y2="15.1cm">
          <text:p/>
        </draw:line>
        <draw:line draw:style-name="gr4" draw:text-style-name="P1" draw:layer="layout" svg:x1="12.8cm" svg:y1="15.7cm" svg:x2="3.2cm" svg:y2="15.7cm">
          <text:p/>
        </draw:line>
        <draw:frame draw:style-name="gr17" draw:text-style-name="P8" draw:layer="layout" svg:width="1.5cm" svg:height="1.199cm" svg:x="16.676cm" svg:y="18.028cm">
          <draw:text-box>
            <text:p text:style-name="P7">10K ohm</text:p>
          </draw:text-box>
        </draw:frame>
        <draw:frame draw:style-name="gr17" draw:text-style-name="P8" draw:layer="layout" svg:width="2.4cm" svg:height="1.199cm" svg:x="13.4cm" svg:y="15.9cm">
          <draw:text-box>
            <text:p text:style-name="P7">2N7000</text:p>
            <text:p text:style-name="P7">MOSFET</text:p>
          </draw:text-box>
        </draw:frame>
        <draw:frame draw:style-name="gr2" draw:text-style-name="P2" draw:layer="layout" svg:width="0.8cm" svg:height="0.7cm" svg:x="15.8cm" svg:y="16.9cm">
          <draw:text-box>
            <text:p><text:span text:style-name="T1">G</text:span></text:p>
          </draw:text-box>
        </draw:frame>
        <draw:frame draw:style-name="gr2" draw:text-style-name="P2" draw:layer="layout" svg:width="0.8cm" svg:height="0.7cm" svg:x="14.7cm" svg:y="18.3cm">
          <draw:text-box>
            <text:p><text:span text:style-name="T1">S</text:span></text:p>
          </draw:text-box>
        </draw:frame>
        <draw:frame draw:style-name="gr2" draw:text-style-name="P2" draw:layer="layout" svg:width="0.8cm" svg:height="0.7cm" svg:x="13.1cm" svg:y="17.7cm">
          <draw:text-box>
            <text:p><text:span text:style-name="T1">D</text:span></text:p>
          </draw:text-box>
        </draw:frame>
        <draw:custom-shape draw:style-name="gr8" draw:text-style-name="P5" draw:layer="layout" svg:width="0.5cm" svg:height="0.5cm" svg:x="24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4.8cm" svg:y1="17.5cm" svg:x2="22.8cm" svg:y2="17.5cm">
          <text:p/>
        </draw:line>
        <draw:custom-shape draw:style-name="gr9" draw:text-style-name="P5" draw:layer="layout" svg:width="0.5cm" svg:height="0.6cm" svg:x="22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1cm" svg:y1="15cm" svg:x2="15.6cm" svg:y2="15.1cm">
          <text:p/>
        </draw:line>
        <draw:line draw:style-name="gr4" draw:text-style-name="P1" draw:layer="layout" svg:x1="4.1cm" svg:y1="13.7cm" svg:x2="4.1cm" svg:y2="15cm">
          <text:p/>
        </draw:line>
        <draw:frame draw:style-name="gr6" draw:text-style-name="P4" draw:layer="layout" svg:width="1.3cm" svg:height="1cm" svg:x="25.7cm" svg:y="17cm">
          <draw:text-box>
            <text:p>0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5T12:01:23.862273405</meta:creation-date>
    <dc:date>2022-03-06T19:38:20.673199485</dc:date>
    <meta:editing-duration>PT58M17S</meta:editing-duration>
    <meta:editing-cycles>16</meta:editing-cycles>
    <meta:generator>LibreOffice/6.0.7.3$Linux_X86_64 LibreOffice_project/00m0$Build-3</meta:generator>
    <meta:document-statistic meta:object-count="273"/>
  </office:meta>
</office:document-meta>
</file>